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6F269B0E4C6AE621.png" manifest:media-type="image/png"/>
  <manifest:file-entry manifest:full-path="Pictures/100004650000272A0000272AA23643C244A06B1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A23643C244A06B1B.svg" xlink:type="simple" xlink:show="embed" xlink:actuate="onLoad" loext:mime-type="image/svg+xml"/><draw:image xlink:href="Pictures/100002010000017B0000017B6F269B0E4C6AE6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6:38.276339528</meta:creation-date>
    <dc:date>2021-12-22T11:36:57.856671698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